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 style:shadow="none"/>
      <style:text-properties fo:font-size="9pt" officeooo:rsid="0018118e" officeooo:paragraph-rsid="001c431c" style:font-size-asian="9pt" style:font-size-complex="9pt"/>
    </style:style>
    <style:style style:name="P2" style:family="paragraph" style:parent-style-name="Text_20_body">
      <style:text-properties officeooo:rsid="00618d9e"/>
    </style:style>
    <style:style style:name="P3" style:family="paragraph" style:parent-style-name="Title">
      <style:text-properties officeooo:rsid="00618470"/>
    </style:style>
    <style:style style:name="P4" style:family="paragraph" style:parent-style-name="Subtitle">
      <style:text-properties officeooo:rsid="00618470"/>
    </style:style>
    <style:style style:name="P5" style:family="paragraph" style:parent-style-name="Standard">
      <style:text-properties officeooo:rsid="00618470" officeooo:paragraph-rsid="00678ca5"/>
    </style:style>
    <style:style style:name="P6" style:family="paragraph" style:parent-style-name="Standard">
      <style:text-properties officeooo:rsid="00678ca5" officeooo:paragraph-rsid="00678ca5"/>
    </style:style>
    <style:style style:name="P7" style:family="paragraph" style:parent-style-name="Standard">
      <style:text-properties officeooo:rsid="00678ca5" officeooo:paragraph-rsid="00697143"/>
    </style:style>
    <style:style style:name="P8" style:family="paragraph" style:parent-style-name="Standard" style:list-style-name="L5">
      <style:text-properties officeooo:rsid="00678ca5" officeooo:paragraph-rsid="00678ca5"/>
    </style:style>
    <style:style style:name="P9" style:family="paragraph" style:parent-style-name="Standard" style:list-style-name="L6">
      <style:text-properties officeooo:rsid="00678ca5" officeooo:paragraph-rsid="00678ca5"/>
    </style:style>
    <style:style style:name="P10" style:family="paragraph" style:parent-style-name="Standard" style:list-style-name="L7">
      <style:text-properties officeooo:rsid="00678ca5" officeooo:paragraph-rsid="00678ca5"/>
    </style:style>
    <style:style style:name="P11" style:family="paragraph" style:parent-style-name="Standard" style:list-style-name="L7">
      <style:text-properties officeooo:rsid="00678ca5" officeooo:paragraph-rsid="006b34b3"/>
    </style:style>
    <style:style style:name="P12" style:family="paragraph" style:parent-style-name="Standard">
      <style:text-properties officeooo:paragraph-rsid="00678ca5"/>
    </style:style>
    <style:style style:name="P13" style:family="paragraph" style:parent-style-name="Standard">
      <style:text-properties officeooo:rsid="006b34b3" officeooo:paragraph-rsid="006b34b3"/>
    </style:style>
    <style:style style:name="P14" style:family="paragraph" style:parent-style-name="Standard" style:list-style-name="L7">
      <style:text-properties officeooo:paragraph-rsid="00678ca5"/>
    </style:style>
    <style:style style:name="P15" style:family="paragraph" style:parent-style-name="Standard" style:list-style-name="L8">
      <style:text-properties officeooo:paragraph-rsid="006b34b3"/>
    </style:style>
    <style:style style:name="P16" style:family="paragraph" style:parent-style-name="Standard">
      <style:text-properties officeooo:rsid="0070223d" officeooo:paragraph-rsid="0070223d"/>
    </style:style>
    <style:style style:name="P17" style:family="paragraph" style:parent-style-name="Standard">
      <style:text-properties officeooo:rsid="0072c959" officeooo:paragraph-rsid="0072c959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ódigo">
      <style:text-properties officeooo:paragraph-rsid="0070223d"/>
    </style:style>
    <style:style style:name="P20" style:family="paragraph" style:parent-style-name="Heading_20_1">
      <style:text-properties officeooo:paragraph-rsid="0072c41f"/>
    </style:style>
    <style:style style:name="P21" style:family="paragraph" style:parent-style-name="Text_20_body">
      <style:text-properties officeooo:rsid="00697143" officeooo:paragraph-rsid="00697143"/>
    </style:style>
    <style:style style:name="P22" style:family="paragraph" style:parent-style-name="Text_20_body">
      <style:text-properties officeooo:rsid="0072c41f" officeooo:paragraph-rsid="0072c41f"/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c431c"/>
    </style:style>
    <style:style style:name="T2" style:family="text">
      <style:text-properties officeooo:rsid="00678ca5"/>
    </style:style>
    <style:style style:name="T3" style:family="text">
      <style:text-properties officeooo:rsid="00697143"/>
    </style:style>
    <style:style style:name="T4" style:family="text">
      <style:text-properties officeooo:rsid="006b34b3"/>
    </style:style>
    <style:style style:name="T5" style:family="text">
      <style:text-properties officeooo:rsid="006f277a"/>
    </style:style>
    <style:style style:name="T6" style:family="text">
      <style:text-properties officeooo:rsid="0070223d"/>
    </style:style>
    <style:style style:name="T7" style:family="text">
      <style:text-properties officeooo:rsid="0072c41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GWN Quick Start Guide</text:span></text:p>
      <text:p text:style-name="P4"><text:span text:style-name="T3">How to create new blocks</text:span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8"><text:a xlink:type="simple" xlink:href="#__RefHeading__720_2090195446" text:style-name="Index_20_Link" text:visited-style-name="Index_20_Link">New out-of-tree module<text:tab/>1</text:a></text:p>
          <text:p text:style-name="P18"><text:a xlink:type="simple" xlink:href="#__RefHeading__722_2090195446" text:style-name="Index_20_Link" text:visited-style-name="Index_20_Link">New Block coding<text:tab/>1</text:a></text:p>
          <text:p text:style-name="P18"><text:a xlink:type="simple" xlink:href="#__RefHeading__724_2090195446" text:style-name="Index_20_Link" text:visited-style-name="Index_20_Link">XML code<text:tab/>2</text:a></text:p>
          <text:p text:style-name="P18"><text:a xlink:type="simple" xlink:href="#__RefHeading__726_2090195446" text:style-name="Index_20_Link" text:visited-style-name="Index_20_Link">Summary<text:tab/>3</text:a></text:p>
          <text:p text:style-name="P18"><text:a xlink:type="simple" xlink:href="#__RefHeading__728_2090195446" text:style-name="Index_20_Link" text:visited-style-name="Index_20_Link">Bibliography<text:tab/>3</text:a></text:p>
          <text:p text:style-name="P23"><text:a xlink:type="simple" xlink:href="#__RefHeading__730_2090195446" text:style-name="Index_20_Link" text:visited-style-name="Index_20_Link">Our notes and examples<text:tab/>3</text:a></text:p>
          <text:p text:style-name="P23"><text:a xlink:type="simple" xlink:href="#__RefHeading__732_2090195446" text:style-name="Index_20_Link" text:visited-style-name="Index_20_Link">GNU Radio tutorials<text:tab/>3</text:a></text:p>
          <text:p text:style-name="P23"><text:a xlink:type="simple" xlink:href="#__RefHeading__734_2090195446" text:style-name="Index_20_Link" text:visited-style-name="Index_20_Link">Python GNU Radio Tutorials<text:tab/>3</text:a></text:p>
        </text:index-body>
      </text:table-of-content>
      <text:p text:style-name="P2"/>
      <text:p text:style-name="P6"/>
      <text:p text:style-name="P6">This is a "quick and dirty" start guide to coding blocks in GNU Radio GWN. GWN stands for GNU Wireless Networks, a research project to build an open source framework for data networks using GNU Radio.</text:p>
      <text:p text:style-name="P6"/>
      <text:h text:style-name="Heading_20_1" text:outline-level="1"><text:bookmark-start text:name="__RefHeading__720_2090195446"/>New out-of-tree module<text:bookmark-end text:name="__RefHeading__720_2090195446"/></text:h>
      <text:p text:style-name="P12"><text:span text:style-name="T2">Create new out-of-tree module.</text:span></text:p>
      <text:p text:style-name="Código">gr_modtool newmod &lt;new_module_name&gt;</text:p>
      <text:p text:style-name="Código">cd gr-&lt;new_module_name&gt; <text:s text:c="3"/># script prepends 'gr-' to module name</text:p>
      <text:p text:style-name="Código">mkdir build</text:p>
      <text:p text:style-name="Código">cd build <text:s text:c="3"/># script to create blocks must be run from this directory</text:p>
      <text:p text:style-name="P6">Though blocks must be created from directory <text:span text:style-name="Source_20_Text">build</text:span>, created files are placed in different locations sccording to block coding language (C++ or python):</text:p>
      <text:p text:style-name="P6"><text:s text:c="4"/>Python: subdir <text:span text:style-name="Source_20_Text">python</text:span></text:p>
      <text:p text:style-name="P6"><text:s text:c="4"/>C++: subdirs</text:p>
      <text:p text:style-name="P6"><text:span text:style-name="Source_20_Text"><text:s text:c="8"/>include/gr-&lt;new_module_name&gt;, *.h files</text:span></text:p>
      <text:p text:style-name="P12"><text:span text:style-name="Source_20_Text"><text:span text:style-name="T2"><text:s text:c="8"/>lib, *.h files, *.cc files</text:span></text:span></text:p>
      <text:p text:style-name="Standard"/>
      <text:p text:style-name="P16">Generate or update makefiles:</text:p>
      <text:p text:style-name="P19"><text:span text:style-name="Source_20_Text"><text:span text:style-name="T6">cd build <text:s text:c="3"/># if not already here</text:span></text:span></text:p>
      <text:p text:style-name="P19"><text:span text:style-name="Source_20_Text">cmake -DCMAKE_INSTALL_PREFIX=</text:span><text:span text:style-name="Source_20_Text"><text:span text:style-name="T6">&lt;GNU Radio install directory&gt;</text:span></text:span><text:span text:style-name="Source_20_Text"> ../</text:span></text:p>
      <text:p text:style-name="P19"><text:span text:style-name="Source_20_Text">make</text:span></text:p>
      <text:p text:style-name="P19"><text:span text:style-name="Source_20_Text">make install</text:span></text:p>
      <text:h text:style-name="Heading_20_1" text:outline-level="1"><text:bookmark-start text:name="__RefHeading__722_2090195446"/>New Block coding<text:bookmark-end text:name="__RefHeading__722_2090195446"/></text:h>
      <text:p text:style-name="P6">Coding a new block, inheriting from GWNBlock.</text:p>
      <text:p text:style-name="P6"/>
      <text:p text:style-name="P6">1) Create block with gr_modtool</text:p>
      <text:p text:style-name="Código">gr_modtool add -t general -l python &lt;new_block_name&gt;</text:p>
      <text:p text:style-name="P6">Edit as folllows.</text:p>
      <text:p text:style-name="P6"/>
      <text:p text:style-name="P6">2) Adjust imports:</text:p>
      <text:p text:style-name="Código">from gwnblock import GWNBlock</text:p>
      <text:p text:style-name="Código">import other modules specific to this block</text:p>
      <text:p text:style-name="P6"><text:soft-page-break/>3) Change class definition to inherit from GWNBlock, with required parameters. <text:span text:style-name="T3">E</text:span>xample:</text:p>
      <text:p text:style-name="Código">class MyGWNClass(GWNBlock)</text:p>
      <text:p text:style-name="P6">4) Supress functions:</text:p>
      <text:p text:style-name="Código">__init__() <text:s text:c="6"/># inherits one of GNU Radio blocks:</text:p>
      <text:p text:style-name="Código"><text:s text:c="17"/># <text:s text:c="2"/>general, sync, decimator, interpolator</text:p>
      <text:p text:style-name="Código">forecast() <text:s text:c="6"/># to process streams</text:p>
      <text:p text:style-name="Código">general_work() <text:s text:c="2"/># to process streams</text:p>
      <text:p text:style-name="P6">5) Insert functions:</text:p>
      <text:p text:style-name="Código">__init__(self, ...) <text:s text:c="3"/># add parameters required by new block</text:p>
      <text:p text:style-name="Código">process_data() <text:s text:c="8"/># where work is done</text:p>
      <text:p text:style-name="P6"/>
      <text:p text:style-name="P6">6) Implement block's functionality.</text:p>
      <text:p text:style-name="Código"><text:s text:c="2"/><text:span text:style-name="T3">def </text:span>process_data(): ...</text:p>
      <text:p text:style-name="P7"><text:span text:style-name="T3">Function </text:span><text:span text:style-name="Source_20_Text"><text:span text:style-name="T3">process_data</text:span></text:span><text:span text:style-name="T3"> r</text:span>eceives an Event object; coding must be written here to implement all the block's functionality.</text:p>
      <text:p text:style-name="Código"><text:span text:style-name="T3">def </text:span>write_out(): ...</text:p>
      <text:p text:style-name="P7"><text:span text:style-name="T3">Function </text:span><text:span text:style-name="Source_20_Text"><text:span text:style-name="T3">write_out</text:span></text:span><text:span text:style-name="T3"> </text:span>is available to send Event objects to other blocks through this block's message output ports.</text:p>
      <text:p text:style-name="P6"/>
      <text:p text:style-name="P6">7) Write test code.</text:p>
      <text:p text:style-name="P6"><text:s text:c="2"/>Quality assurance QA modules are created by <text:span text:style-name="Source_20_Text">gr_modtool</text:span> for each new block; use them whenever possible.</text:p>
      <text:p text:style-name="P6"><text:s text:c="2"/>Other tests may be written in other modules, <text:span text:style-name="T3">w</text:span>hen</text:p>
      <text:list xml:id="list8979136862401384684" text:style-name="L5">
        <text:list-item>
          <text:p text:style-name="P8">results are not repeatable, e.g. time is logged.</text:p>
        </text:list-item>
        <text:list-item>
          <text:p text:style-name="P8">tests of wider scope, including many blocks.</text:p>
        </text:list-item>
      </text:list>
      <text:p text:style-name="P6"/>
      <text:p text:style-name="P6">8) Ensure correct working of block.</text:p>
      <text:p text:style-name="P6"><text:s text:c="2"/>Iterate points 6 and 7 to ensure all tasks are carried correctly and completely; ensure correct finalization.</text:p>
      <text:p text:style-name="P6"/>
      <text:p text:style-name="P6">9) XML access code</text:p>
      <text:p text:style-name="P6"><text:s text:c="2"/>Write the xml code for the block, to make it available in the GNU Radio Companion. Write lines for each user modifiable parameter; write documentation lines to explain blocks purpose and parameters meaning. </text:p>
      <text:p text:style-name="P6"/>
      <text:p text:style-name="P6">10) Make and install</text:p>
      <text:p text:style-name="P6"><text:s text:c="2"/>Commands <text:span text:style-name="Source_20_Text">make</text:span>, <text:span text:style-name="Source_20_Text">make install</text:span> are required to integrate new code into the GNU Radio out-of-tree module under construction. <text:span text:style-name="T3">Command </text:span><text:span text:style-name="Source_20_Text"><text:span text:style-name="T3">sudo ldconfig</text:span></text:span><text:span text:style-name="T3"> is requiered in Ubuntu based installations.</text:span></text:p>
      <text:h text:style-name="Heading_20_1" text:outline-level="1"><text:bookmark-start text:name="__RefHeading__724_2090195446"/>XML code<text:bookmark-end text:name="__RefHeading__724_2090195446"/></text:h>
      <text:p text:style-name="P21">XML code is required to make the new block available in the GNU Radio Companion (GRC), the graphic interface to flow graph construction and running.</text:p>
      <text:p text:style-name="P21">Command gr_modtool creates an XML skeleton for the new block, <text:span text:style-name="T4">in sub</text:span>directory <text:span text:style-name="Source_20_Text"><text:span text:style-name="T4">grc</text:span></text:span><text:span text:style-name="T4">.</text:span></text:p>
      <text:p text:style-name="P6"/>
      <text:p text:style-name="P6">Add documentation header, something like this:</text:p>
      <text:p text:style-name="Código">&lt;?xml version="1.0"?&gt;</text:p>
      <text:p text:style-name="Código">&lt;!--</text:p>
      <text:p text:style-name="Código">###################################################</text:p>
      <text:p text:style-name="Código">## Message Debug</text:p>
      <text:p text:style-name="Código">###################################################</text:p>
      <text:p text:style-name="Código">--&gt;</text:p>
      <text:p text:style-name="P6"><text:s/></text:p>
      <text:p text:style-name="P6">Add lines for parameters</text:p>
      <text:p text:style-name="Código"><text:soft-page-break/>&lt;param&gt;</text:p>
      <text:p text:style-name="Código"><text:s text:c="4"/>&lt;name&gt;retry&lt;/name&gt;</text:p>
      <text:p text:style-name="Código"><text:s text:c="4"/>&lt;key&gt;retry&lt;/key&gt;</text:p>
      <text:p text:style-name="Código"><text:s text:c="4"/>&lt;type&gt;int&lt;/type&gt;</text:p>
      <text:p text:style-name="Código">&lt;/param&gt; </text:p>
      <text:p text:style-name="P6">Suppress stream sources and sinks.</text:p>
      <text:p text:style-name="P6">Add message sources and sinks of type "message"</text:p>
      <text:p text:style-name="Código"><text:s text:c="4"/>&lt;source&gt;</text:p>
      <text:p text:style-name="Código"><text:s text:c="8"/>&lt;name&gt;out0&lt;/name&gt;</text:p>
      <text:p text:style-name="Código"><text:s text:c="8"/>&lt;type&gt;message&lt;/type&gt;</text:p>
      <text:p text:style-name="Código"><text:s text:c="8"/>&lt;optional&gt;1&lt;/optional&gt;</text:p>
      <text:p text:style-name="Código"><text:s text:c="4"/>&lt;/source&gt;</text:p>
      <text:h text:style-name="P20" text:outline-level="1"><text:bookmark-start text:name="__RefHeading__726_2090195446"/><text:span text:style-name="T7">Testing</text:span><text:bookmark-end text:name="__RefHeading__726_2090195446"/></text:h>
      <text:p text:style-name="P22">Make new blocks temporary available in GNU Radio Companion. The following command makes the new blocks visible in the GNU Radio Companion without installing them in GNU Radio:</text:p>
      <text:p text:style-name="Código">env GRC_BLOCKS_PATH=&lt;path to new module grc subdir&gt; gnuradio-companion</text:p>
      <text:p text:style-name="P17">Adjust environment variable <text:span text:style-name="Source_20_Text">PYTHONPATH</text:span> to use GWN libraries:</text:p>
      <text:p text:style-name="Código">export PYTHONPATH=$PYTHONPATH:&lt;aboslute path to&gt;/gr-gwn/libgwn</text:p>
      <text:p text:style-name="P17">This is a temporary disposition. TODO: determine how to make GNU Radio use external Python libraries.</text:p>
      <text:h text:style-name="P20" text:outline-level="1">Summary</text:h>
      <text:p text:style-name="Standard"><text:span text:style-name="T4">A s</text:span>ummary of <text:span text:style-name="T4">the </text:span>command sequence:</text:p>
      <text:p text:style-name="Código">gr_modtool newmod mymodule <text:s text:c="3"/># creates gr-mymodule, fills with files</text:p>
      <text:p text:style-name="Código">cd gr-mymodule</text:p>
      <text:p text:style-name="Código">gr_modtool add -t general -l python mypyblock_m</text:p>
      <text:p text:style-name="P13">After coding block and XML access, testing, and ensuring correct functioning, install with</text:p>
      <text:p text:style-name="Código">make</text:p>
      <text:p text:style-name="Código">make install</text:p>
      <text:p text:style-name="Código">sudo ldconfig <text:s text:c="4"/># required on Ubuntu based systems</text:p>
      <text:h text:style-name="Heading_20_1" text:outline-level="1"><text:bookmark-start text:name="__RefHeading__728_2090195446"/>Bibliography<text:bookmark-end text:name="__RefHeading__728_2090195446"/></text:h>
      <text:h text:style-name="Heading_20_3" text:outline-level="3"><text:bookmark-start text:name="__RefHeading__730_2090195446"/><text:span text:style-name="T5">Project's</text:span> notes and examples<text:bookmark-end text:name="__RefHeading__730_2090195446"/></text:h>
      <text:list xml:id="list2753970112715809138" text:style-name="L6">
        <text:list-item>
          <text:p text:style-name="P9">GWN Blocks Quick Start Guide, this file.</text:p>
        </text:list-item>
        <text:list-item>
          <text:p text:style-name="P9">Blocks <text:span text:style-name="Source_20_Text">msg_sender_m, msg_receiver_m</text:span>; block code in subdir <text:span text:style-name="Source_20_Text">python</text:span>, <text:span text:style-name="T4">XML</text:span> files in subdir <text:span text:style-name="Source_20_Text">grc</text:span>.</text:p>
        </text:list-item>
      </text:list>
      <text:h text:style-name="Heading_20_3" text:outline-level="3"><text:bookmark-start text:name="__RefHeading__732_2090195446"/>GNU Radio tutorials<text:bookmark-end text:name="__RefHeading__732_2090195446"/></text:h>
      <text:list xml:id="list7187255876687482626" text:style-name="L7">
        <text:list-item>
          <text:p text:style-name="P10">How to write an out-of-tree (OOT) module <text:s/><text:a xlink:type="simple" xlink:href="http://gnuradio.org/redmine/projects/gnuradio/wiki/OutOfTreeModules">http://gnuradio.org/redmine/projects/gnuradio/wiki/OutOfTreeModules</text:a></text:p>
        </text:list-item>
        <text:list-item>
          <text:p text:style-name="P10">Tutorial on how to configure OOT packages to find and link against GNU Radio <text:s/><text:a xlink:type="simple" xlink:href="http://gnuradio.org/redmine/projects/gnuradio/wiki/OutOfTreeModulesConfig">http://gnuradio.org/redmine/projects/gnuradio/wiki/OutOfTreeModulesConfig</text:a></text:p>
        </text:list-item>
        <text:list-item>
          <text:p text:style-name="P10">How to write Python applications <text:s/><text:a xlink:type="simple" xlink:href="http://gnuradio.org/redmine/projects/gnuradio/wiki/TutorialsWritePythonApplications">http://gnuradio.org/redmine/projects/gnuradio/wiki/TutorialsWritePythonApplications</text:a></text:p>
        </text:list-item>
        <text:list-item>
          <text:p text:style-name="P11">Message Passing</text:p>
          <text:p text:style-name="P11"><text:a xlink:type="simple" xlink:href="http://gnuradio.org/doc/doxygen/page_msg_passing.html">http://gnuradio.org/doc/doxygen/page_msg_passing.html</text:a></text:p>
        </text:list-item>
        <text:list-item>
          <text:p text:style-name="P10">GNU Radio Companion <text:s/><text:a xlink:type="simple" xlink:href="http://gnuradio.org/redmine/projects/gnuradio/wiki/GNURadioCompanion">http://gnuradio.org/redmine/projects/gnuradio/wiki/GNURadioCompanion</text:a></text:p>
        </text:list-item>
        <text:list-item>
          <text:p text:style-name="P14"><text:span text:style-name="T2">GNU Radio main page<text:line-break/></text:span><text:soft-page-break/><text:a xlink:type="simple" xlink:href="http://gnuradio.org/redmine/projects/gnuradio/wiki"><text:span text:style-name="T2">http://gnuradio.org/redmine/projects/gnuradio/wiki </text:span></text:a></text:p>
        </text:list-item>
      </text:list>
      <text:p text:style-name="P6"/>
      <text:h text:style-name="Heading_20_3" text:outline-level="3"><text:bookmark-start text:name="__RefHeading__734_2090195446"/>Python GNU Radio Tutorials<text:bookmark-end text:name="__RefHeading__734_2090195446"/></text:h>
      <text:list xml:id="list2980011537033885394" text:style-name="L8">
        <text:list-item>
          <text:p text:style-name="P15"><text:span text:style-name="T2">Tutorial: Working with GNU Radio in Python <text:s/></text:span><text:a xlink:type="simple" xlink:href="http://gnuradio.org/redmine/projects/gnuradio/wiki/Guided_Tutorial_GNU_Radio_in_Python"><text:span text:style-name="T2">http://gnuradio.org/redmine/projects/gnuradio/wiki/Guided_Tutorial_GNU_Radio_in_Python</text:span></text:a></text:p>
        </text:list-item>
        <text:list-item>
          <text:p text:style-name="P15"><text:span text:style-name="T2">How to write Python applications <text:s/></text:span><text:a xlink:type="simple" xlink:href="http://gnuradio.org/redmine/projects/gnuradio/wiki/TutorialsWritePythonApplications"><text:span text:style-name="T2">http://gnuradio.org/redmine/projects/gnuradio/wiki/TutorialsWritePythonApplications</text:span></text:a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officeooo:rsid="001407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9pt" style:font-name-asian="Droid Sans Fallback1" style:font-family-asian="'Droid Sans Fallback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Código" style:family="paragraph" style:parent-style-name="List_20_5_20_Start">
      <style:paragraph-properties fo:margin-left="0.499cm" fo:margin-right="0cm" fo:margin-top="0.199cm" fo:margin-bottom="0.199cm" style:contextual-spacing="true" fo:text-indent="0cm" style:auto-text-indent="false" fo:background-color="#cccccc">
        <style:background-image/>
      </style:paragraph-properties>
      <style:text-properties style:font-name="Liberation Mono" fo:font-family="'Liberation Mono'" style:font-style-name="Normal" style:font-family-generic="modern" style:font-pitch="fixed" fo:font-size="9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fo:font-size="9pt" style:font-name-asian="Droid Sans Fallback1" style:font-family-asian="'Droid Sans Fallback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 style:shadow="none"/>
      <style:text-properties fo:font-size="9pt" officeooo:rsid="0018118e" officeooo:paragraph-rsid="001c431c" style:font-size-asian="9pt" style:font-size-complex="9pt"/>
    </style:style>
    <style:style style:name="MT1" style:family="text">
      <style:text-properties officeooo:rsid="001c43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NU Radio, n</text:span>otas de <text:span text:style-name="MT1">e</text:span>studio <text:tab/><text:tab/> <text:s/>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09:39:03.264471238</meta:creation-date>
    <meta:editing-duration>PT4H38M46S</meta:editing-duration>
    <meta:editing-cycles>10</meta:editing-cycles>
    <meta:generator>LibreOffice/4.2.7.2$Linux_X86_64 LibreOffice_project/420m0$Build-2</meta:generator>
    <dc:title>InformeConCodigo</dc:title>
    <meta:initial-creator>Víctor Barbone</meta:initial-creator>
    <dc:date>2015-05-04T17:00:22.517997605</dc:date>
    <dc:creator>Víctor Barbone</dc:creator>
    <meta:document-statistic meta:table-count="0" meta:image-count="0" meta:object-count="0" meta:page-count="4" meta:paragraph-count="117" meta:word-count="746" meta:character-count="5542" meta:non-whitespace-character-count="4772"/>
    <meta:template xlink:type="simple" xlink:actuate="onRequest" xlink:title="InformeConCodigo" xlink:href="../../../../../.config/libreoffice/4/user/template/InformeConCodigo.ott" meta:date="2015-03-05T09:39:02.990270026"/>
  </office:meta>
</office:document-meta>
</file>